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top="0.1in" fo:margin-bottom="0.1in" loext:contextual-spacing="false" style:page-number="auto">
        <style:tab-stops>
          <style:tab-stop style:position="0.5in"/>
        </style:tab-stops>
      </style:paragraph-properties>
      <style:text-properties fo:font-style="normal" fo:font-weight="normal" officeooo:rsid="0090596b" officeooo:paragraph-rsid="006d8489" style:font-style-asian="normal" style:font-weight-asian="normal" style:font-style-complex="normal" style:font-weight-complex="normal"/>
    </style:style>
    <style:style style:name="P2" style:family="paragraph" style:parent-style-name="Standard" style:master-page-name="">
      <style:paragraph-properties fo:margin-left="0in" fo:margin-right="0in" fo:margin-top="0in" fo:margin-bottom="0.4in" loext:contextual-spacing="false" fo:text-align="center" style:justify-single-word="false" fo:text-indent="0in" style:auto-text-indent="false" style:page-number="auto"/>
      <style:text-properties officeooo:rsid="0012f3b0" officeooo:paragraph-rsid="006d8489"/>
    </style:style>
    <style:style style:name="P3" style:family="paragraph" style:parent-style-name="Standard">
      <style:paragraph-properties fo:margin-top="0.2in" fo:margin-bottom="0.1in" loext:contextual-spacing="false">
        <style:tab-stops>
          <style:tab-stop style:position="0.5in"/>
        </style:tab-stops>
      </style:paragraph-properties>
      <style:text-properties fo:font-style="normal" fo:font-weight="bold" officeooo:rsid="006d8489" officeooo:paragraph-rsid="006d8489" style:font-style-asian="normal" style:font-weight-asian="bold" style:font-style-complex="normal" style:font-weight-complex="bold"/>
    </style:style>
    <style:style style:name="P4" style:family="paragraph" style:parent-style-name="Standard" style:master-page-name="">
      <style:paragraph-properties fo:margin-top="0.2in" fo:margin-bottom="0.1in" loext:contextual-spacing="false" style:page-number="auto">
        <style:tab-stops>
          <style:tab-stop style:position="0.5in"/>
        </style:tab-stops>
      </style:paragraph-properties>
      <style:text-properties fo:font-style="normal" fo:font-weight="bold" officeooo:rsid="006d8489" officeooo:paragraph-rsid="006d8489" style:font-style-asian="normal" style:font-weight-asian="bold" style:font-style-complex="normal" style:font-weight-complex="bold"/>
    </style:style>
    <style:style style:name="P5" style:family="paragraph" style:parent-style-name="Standard" style:list-style-name="L1">
      <style:paragraph-properties fo:margin-top="0in" fo:margin-bottom="0.1in" loext:contextual-spacing="false">
        <style:tab-stops>
          <style:tab-stop style:position="0.5in"/>
        </style:tab-stops>
      </style:paragraph-properties>
      <style:text-properties fo:font-style="italic" fo:font-weight="normal" officeooo:rsid="006d8489" officeooo:paragraph-rsid="006d8489" style:font-style-asian="italic" style:font-weight-asian="normal" style:font-style-complex="italic" style:font-weight-complex="normal"/>
    </style:style>
    <style:style style:name="P6" style:family="paragraph" style:parent-style-name="Standard" style:list-style-name="L1">
      <style:paragraph-properties fo:margin-top="0in" fo:margin-bottom="0.1in" loext:contextual-spacing="false">
        <style:tab-stops>
          <style:tab-stop style:position="0.5in"/>
        </style:tab-stops>
      </style:paragraph-properties>
      <style:text-properties fo:font-style="normal" style:text-underline-style="none" fo:font-weight="normal" officeooo:rsid="006d8489" officeooo:paragraph-rsid="006d8489" style:font-style-asian="normal" style:font-weight-asian="normal" style:font-style-complex="normal" style:font-weight-complex="normal"/>
    </style:style>
    <style:style style:name="P7" style:family="paragraph" style:parent-style-name="Standard" style:list-style-name="L1">
      <style:paragraph-properties fo:margin-top="0in" fo:margin-bottom="0.1in" loext:contextual-spacing="false">
        <style:tab-stops>
          <style:tab-stop style:position="0.5in"/>
        </style:tab-stops>
      </style:paragraph-properties>
      <style:text-properties fo:font-style="normal" fo:font-weight="normal" officeooo:rsid="006d8489" officeooo:paragraph-rsid="006d8489" style:font-style-asian="normal" style:font-weight-asian="normal" style:font-style-complex="normal" style:font-weight-complex="normal"/>
    </style:style>
    <style:style style:name="P8" style:family="paragraph" style:parent-style-name="Standard" style:list-style-name="L2">
      <style:paragraph-properties fo:margin-top="0in" fo:margin-bottom="0.1in" loext:contextual-spacing="false"/>
      <style:text-properties officeooo:rsid="002003e5" officeooo:paragraph-rsid="002003e5"/>
    </style:style>
    <style:style style:name="P9" style:family="paragraph" style:parent-style-name="Standard" style:list-style-name="L2">
      <style:paragraph-properties fo:margin-top="0in" fo:margin-bottom="0.1in" loext:contextual-spacing="false"/>
      <style:text-properties officeooo:rsid="0060f600" officeooo:paragraph-rsid="006d8489"/>
    </style:style>
    <style:style style:name="P10" style:family="paragraph" style:parent-style-name="Standard" style:list-style-name="L2">
      <style:paragraph-properties fo:margin-top="0in" fo:margin-bottom="0.1in" loext:contextual-spacing="false"/>
      <style:text-properties officeooo:rsid="0026d433" officeooo:paragraph-rsid="006d8489"/>
    </style:style>
    <style:style style:name="P11" style:family="paragraph" style:parent-style-name="Standard" style:list-style-name="L2">
      <style:paragraph-properties fo:margin-top="0in" fo:margin-bottom="0.1in" loext:contextual-spacing="false"/>
      <style:text-properties officeooo:rsid="0026d433" officeooo:paragraph-rsid="0026d43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2f3b0" style:font-style-asian="italic" style:font-style-complex="italic"/>
    </style:style>
    <style:style style:name="T3" style:family="text">
      <style:text-properties fo:font-style="italic" officeooo:rsid="006e6ed2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6d8489" style:font-style-asian="normal" style:font-style-complex="normal"/>
    </style:style>
    <style:style style:name="T6" style:family="text">
      <style:text-properties fo:font-style="normal" officeooo:rsid="0012f3b0" style:font-style-asian="normal" style:font-style-complex="normal"/>
    </style:style>
    <style:style style:name="T7" style:family="text">
      <style:text-properties fo:font-style="normal" officeooo:rsid="006e6ed2" style:font-style-asian="normal" style:font-style-complex="normal"/>
    </style:style>
    <style:style style:name="T8" style:family="text">
      <style:text-properties officeooo:rsid="001485e0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fo:font-weight="bold" officeooo:rsid="006ba54f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6d8489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71ce18" style:font-size-asian="16pt" style:font-weight-asian="bold" style:font-size-complex="16pt" style:font-weight-complex="bold"/>
    </style:style>
    <style:style style:name="T13" style:family="text">
      <style:text-properties officeooo:rsid="006d8489"/>
    </style:style>
    <style:style style:name="T14" style:family="text">
      <style:text-properties officeooo:rsid="0012f3b0"/>
    </style:style>
    <style:style style:name="T15" style:family="text">
      <style:text-properties officeooo:rsid="006e6ed2"/>
    </style:style>
    <style:style style:name="T16" style:family="text">
      <style:text-properties officeooo:rsid="0071547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9">TECO-</text:span><text:span text:style-name="T10">64</text:span><text:span text:style-name="T9"> – </text:span><text:span text:style-name="T11">TECO C </text:span><text:span text:style-name="T12">Changes</text:span></text:p>
      <text:p text:style-name="P3">Overview</text:p>
      <text:p text:style-name="P1"><text:span text:style-name="T13">This document describes the known differences between TECO-64 version 200 and TECO C version 147 (not including the new and enhanced commands which are described in other documentation). These differences fall into one of three categories: updates of obsolete features, additions of missing </text:span><text:span text:style-name="T16">TECO </text:span><text:span text:style-name="T13">features, and bug fixes.</text:span></text:p>
      <text:p text:style-name="P4">Features Updated</text:p>
      <text:list xml:id="list960403658" text:style-name="L1">
        <text:list-item>
          <text:p text:style-name="P5"><text:span text:style-name="T15">termios </text:span><text:span text:style-name="T7">used </text:span><text:span text:style-name="T4">instead of </text:span>termcap.</text:p>
        </text:list-item>
        <text:list-item>
          <text:p text:style-name="P6"><text:span text:style-name="T1">sigaction()</text:span> <text:span text:style-name="T15">used </text:span>instead of <text:span text:style-name="T1">signal().</text:span></text:p>
        </text:list-item>
        <text:list-item>
          <text:p text:style-name="P6"><text:span text:style-name="T1">ncurses </text:span><text:span text:style-name="T15">used </text:span>instead of <text:span text:style-name="T1">curses</text:span>.</text:p>
        </text:list-item>
        <text:list-item>
          <text:p text:style-name="P6"><text:span text:style-name="T1">mkstemp</text:span><text:span text:style-name="T3">s</text:span><text:span text:style-name="T1">() </text:span><text:span text:style-name="T15">used </text:span>instead of <text:span text:style-name="T1">tempnam()</text:span>.</text:p>
        </text:list-item>
        <text:list-item>
          <text:p text:style-name="P6">ANSI or POSIX functions <text:span text:style-name="T15">used </text:span>rather than local functions.</text:p>
        </text:list-item>
      </text:list>
      <text:p text:style-name="P4">Features Added</text:p>
      <text:list xml:id="list173210152334566" text:continue-numbering="true" text:style-name="L1">
        <text:list-item>
          <text:p text:style-name="P7">EE command.</text:p>
        </text:list-item>
        <text:list-item>
          <text:p text:style-name="P7">MLP and MRP errors.</text:p>
        </text:list-item>
      </text:list>
      <text:p text:style-name="P4">Bugs Fixed</text:p>
      <text:list xml:id="list3890735444" text:style-name="L2">
        <text:list-item>
          <text:p text:style-name="P8"><text:span text:style-name="T13">The </text:span>EI command would start executing commands immediately, rather than just reading them into the command buffer.</text:p>
        </text:list-item>
        <text:list-item>
          <text:p text:style-name="P9"><text:span text:style-name="T5">Use of the </text:span><text:span text:style-name="T4">EI command inside of </text:span><text:span text:style-name="T7">an</text:span><text:span text:style-name="T4"> indirect command file </text:span><text:span text:style-name="T7">would </text:span><text:span text:style-name="T4">cause </text:span><text:span text:style-name="T7">a </text:span><text:span text:style-name="T4">crash.</text:span></text:p>
        </text:list-item>
        <text:list-item>
          <text:p text:style-name="P8"><text:span text:style-name="T13">The </text:span>EG and EX commands did not implement file protection (<text:span text:style-name="T15">that is, they wouldn’t </text:span>issu<text:span text:style-name="T15">e</text:span> an error to provide loss of data if the buffer was not empty).</text:p>
        </text:list-item>
        <text:list-item>
          <text:p text:style-name="P10"><text:span text:style-name="T14">The </text:span><text:span text:style-name="T8">type out function</text:span><text:span text:style-name="T14"> </text:span><text:span text:style-name="T2">typbuf() </text:span><text:span text:style-name="T6">was </text:span><text:span text:style-name="T14">called to echo characters in commands. This would result in erroneous output if the EU flag was set to 0 or 1.</text:span></text:p>
        </text:list-item>
        <text:list-item>
          <text:p text:style-name="P10">Values <text:span text:style-name="T13">were </text:span>passed through some commands (e.g., apostrophe) instead of being consumed. <text:span text:style-name="T15">This could cause unexpected results for subsequent commands.</text:span></text:p>
        </text:list-item>
        <text:list-item>
          <text:p text:style-name="P11">If the radix was 16, hexadecimal digits were allowed in expression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08T17:52:28.479805642</meta:creation-date>
    <dc:date>2020-08-16T17:32:08.029693824</dc:date>
    <meta:editing-duration>P1DT5H19M18S</meta:editing-duration>
    <meta:editing-cycles>67</meta:editing-cycles>
    <meta:generator>LibreOffice/6.4.4.2$Linux_X86_64 LibreOffice_project/40$Build-2</meta:generator>
    <meta:document-statistic meta:table-count="0" meta:image-count="0" meta:object-count="0" meta:page-count="1" meta:paragraph-count="19" meta:word-count="226" meta:character-count="1328" meta:non-whitespace-character-count="1133"/>
  </office:meta>
</office:document-meta>
</file>